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6pt" officeooo:rsid="00008083" officeooo:paragraph-rsid="00008083" style:font-size-asian="16pt" style:font-size-complex="16pt"/>
    </style:style>
    <style:style style:name="P2" style:family="paragraph" style:parent-style-name="Standard">
      <style:text-properties style:font-name="Ubuntu Mono" fo:font-size="16pt" officeooo:rsid="00008083" officeooo:paragraph-rsid="0004cd33" style:font-size-asian="16pt" style:font-size-complex="16pt"/>
    </style:style>
    <style:style style:name="T1" style:family="text">
      <style:text-properties officeooo:rsid="00064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at diameter = 10;</text:p>
      <text:p text:style-name="P1"/>
      <text:p text:style-name="P1">void setup()</text:p>
      <text:p text:style-name="P1">{</text:p>
      <text:p text:style-name="P1"><text:s text:c="2"/>size(200, 200);</text:p>
      <text:p text:style-name="P1"><text:s text:c="2"/>noSmooth();</text:p>
      <text:p text:style-name="P1">}</text:p>
      <text:p text:style-name="P1"/>
      <text:p text:style-name="P1">float tel_pixels()</text:p>
      <text:p text:style-name="P1">{</text:p>
      <text:p text:style-name="P1"><text:s text:c="2"/>loadPixels();</text:p>
      <text:p text:style-name="P1"><text:s text:c="2"/>float aantal = 0;</text:p>
      <text:p text:style-name="P1"><text:s text:c="2"/>for (int i = 0; i <text:span text:style-name="T1">&lt;</text:span> width*height; ++i) </text:p>
      <text:p text:style-name="P1"><text:s text:c="2"/>{</text:p>
      <text:p text:style-name="P1"><text:s text:c="4"/>if (pixels[i] == color(0,0,0)) </text:p>
      <text:p text:style-name="P1"><text:s text:c="4"/>{</text:p>
      <text:p text:style-name="P1"><text:s text:c="6"/>aantal = aantal + 1;</text:p>
      <text:p text:style-name="P1"><text:s text:c="4"/>}</text:p>
      <text:p text:style-name="P1"><text:s text:c="2"/>}</text:p>
      <text:p text:style-name="P1"><text:s text:c="2"/>return aantal;</text:p>
      <text:p text:style-name="P1">}</text:p>
      <text:p text:style-name="P1"/>
      <text:p text:style-name="P1">void draw()</text:p>
      <text:p text:style-name="P1">{</text:p>
      <text:p text:style-name="P1"><text:s text:c="2"/>background(255,<text:span text:style-name="T1">255,255</text:span>);</text:p>
      <text:p text:style-name="P1"><text:s text:c="2"/>fill(255,255,255);</text:p>
      <text:p text:style-name="P1"><text:s text:c="2"/>ellipse(width / 2, height / 2, diameter, diameter); <text:s/></text:p>
      <text:p text:style-name="P2"><text:s text:c="2"/>if (keyPressed) </text:p>
      <text:p text:style-name="P2"><text:s text:c="2"/>{</text:p>
      <text:p text:style-name="P2"><text:s text:c="4"/>if (key == 'd') </text:p>
      <text:p text:style-name="P2"><text:s text:c="4"/>{</text:p>
      <text:p text:style-name="P1"><text:s text:c="6"/>diameter = diameter + 1;</text:p>
      <text:p text:style-name="P1"><text:s text:c="4"/>}</text:p>
      <text:p text:style-name="P2"><text:s text:c="4"/>if (key == 'a') </text:p>
      <text:p text:style-name="P2"><text:s text:c="4"/>{</text:p>
      <text:p text:style-name="P1"><text:s text:c="6"/>diameter = diameter - 1;</text:p>
      <text:p text:style-name="P1"><text:s text:c="4"/>}</text:p>
      <text:p text:style-name="P1"><text:s text:c="2"/>}</text:p>
      <text:p text:style-name="P1"><text:s text:c="2"/>fill(0,0,0);</text:p>
      <text:p text:style-name="P1"><text:s text:c="2"/>text(tel_pixels(), 20, 40);</text:p>
      <text:p text:style-name="P1"><text:s text:c="2"/>text(diameter, 20, 20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09:01:27.996900430</meta:creation-date>
    <meta:generator>LibreOffice/5.4.5.1$Linux_X86_64 LibreOffice_project/40m0$Build-1</meta:generator>
    <dc:date>2018-03-15T09:09:37.622316807</dc:date>
    <meta:editing-duration>PT8M7S</meta:editing-duration>
    <meta:editing-cycles>6</meta:editing-cycles>
    <meta:document-statistic meta:table-count="0" meta:image-count="0" meta:object-count="0" meta:page-count="1" meta:paragraph-count="39" meta:word-count="91" meta:character-count="578" meta:non-whitespace-character-count="431"/>
  </office:meta>
</office:document-meta>
</file>